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5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8pt"/>
    </style:style>
    <style:style style:name="T3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portunistic DANE TLS for SMT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ktor Dukhovni</text:p>
            <text:p>Two Sigma</text:p>
            <text:p>&amp;</text:p>
            <text:p>Wes Hardaker</text:p>
            <text:p/>
            <text:p>IETF 89, London</text:p>
            <text:p>March 2014</text:p>
          </draw:text-box>
        </draw:frame>
        <draw:frame draw:style-name="gr1" draw:layer="layout" svg:width="3.398cm" svg:height="1.185cm" svg:x="25.516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4.663cm" svg:x="1.415cm" svg:y="5.657cm" presentation:class="outline" presentation:user-transformed="true">
          <draw:text-box>
            <text:list text:style-name="L3">
              <text:list-item>
                <text:p><text:span text:style-name="T1">STARTTLS downgrade attack</text:span></text:p>
              </text:list-item>
              <text:list-item>
                <text:p><text:span text:style-name="T1">Insecure MX server name without DNSSEC</text:span></text:p>
              </text:list-item>
              <text:list-item>
                <text:p><text:span text:style-name="T1">Sender-specified TLS policy does not scale</text:span></text:p>
              </text:list-item>
              <text:list-item>
                <text:p><text:span text:style-name="T1">Too many (and yet too few) trusted CAs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SMTP lacks MITM protection</text:p>
          </draw:text-box>
        </draw:frame>
        <draw:frame draw:style-name="gr1" draw:layer="layout" svg:width="3.398cm" svg:height="1.185cm" svg:x="25.516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NE to the rescue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Secure the MX lookup with DNSSEC</text:p>
              </text:list-item>
              <text:list-item>
                <text:p>TLSA records enforce use of TLS</text:p>
              </text:list-item>
              <text:list-item>
                <text:p>TLSA records authenticate TLS server</text:p>
              </text:list-item>
              <text:list-item>
                <text:p>Trust in DNSSEC is unavoidable</text:p>
              </text:list-item>
              <text:list-item>
                <text:p>DANE-TA(2) and DANE-EE(3) only</text:p>
              </text:list-item>
            </text:list>
          </draw:text-box>
        </draw:frame>
        <draw:frame draw:style-name="gr1" draw:layer="layout" svg:width="3.398cm" svg:height="1.185cm" svg:x="25.516cm" svg:y="19.55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 Issues</text:p>
          </draw:text-box>
        </draw:frame>
        <draw:frame presentation:style-name="pr4" draw:layer="layout" svg:width="26.6cm" svg:height="15.152cm" svg:x="1.4cm" svg:y="4.914cm" presentation:class="outline" presentation:user-transformed="true">
          <draw:text-box>
            <text:list text:style-name="L3">
              <text:list-item>
                <text:p>Handling of DANE-EE(3) certificate content</text:p>
                <text:list>
                  <text:list-item>
                    <text:p>Should DANE-EE(3) Cert(0) be treated differently from DANE-EE(3) SPKI(1) beyond how the matching is done?</text:p>
                  </text:list-item>
                  <text:list-item>
                    <text:p>Can the expiration date be ignored with either or both?</text:p>
                  </text:list-item>
                  <text:list-item>
                    <text:p>Can the EKU “purpose” be ignored with either or both?</text:p>
                  </text:list-item>
                  <text:list-item>
                    <text:p>Can “everything” in the cert be ignored (other than matching association data field)?</text:p>
                  </text:list-item>
                  <text:list-item>
                    <text:p>Goal: no surprise failu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09cm" svg:height="1.185cm" svg:x="26.67cm" svg:y="19.559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en Issu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Handling of DANE-TA(2) selector</text:p>
                <text:list>
                  <text:list-item>
                    <text:p>Cert(0) means we honour TA cert constraints?</text:p>
                  </text:list-item>
                  <text:list-item>
                    <text:p>SPKI(1) means may ignore TA cert constraints (bare key trust anchor)?</text:p>
                  </text:list-item>
                </text:list>
              </text:list-item>
              <text:list-item>
                <text:p>Handling of DANE-TA(2) SPKI(1) Full(0)</text:p>
                <text:list>
                  <text:list-item>
                    <text:p>Must clients support this sans actual cert in peer chain (by verifying the signature only)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98cm" svg:height="1.185cm" svg:x="25.516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3">Attacker of DNSSEC can publish usage 2 or 3</text:span></text:p>
                      <text:list>
                        <text:list-item>
                          <text:p><text:span text:style-name="T3">For selected high-value destinations where DNSSEC trust is not sufficient sone can use explicitly selected CAs with traditional PKI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en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gest algorithm agility</text:p>
                <text:list>
                  <text:list-item>
                    <text:p>Is choosing strongest non-zero mtype per usage/selector combination the right approach?</text:p>
                  </text:list-item>
                  <text:list-item>
                    <text:p>Which document? SMTP, SRV, DANEbis</text:p>
                  </text:list-item>
                  <text:list-item>
                    <text:p>What to do with publishers whose records don't conform?</text:p>
                  </text:list-item>
                </text:list>
              </text:list-item>
            </text:list>
          </draw:text-box>
        </draw:frame>
        <draw:frame draw:style-name="gr1" draw:layer="layout" svg:width="3.398cm" svg:height="1.185cm" svg:x="25.516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tletie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DNS error handling to avoid downgrade attacks</text:p>
              </text:list-item>
              <text:list-item>
                <text:p>TLSA lookup suppression in insecure zones</text:p>
              </text:list-item>
              <text:list-item>
                <text:p>Post-MX CNAMEs and TLSA base domain</text:p>
              </text:list-item>
              <text:list-item>
                <text:p>CNAMEs and name checks</text:p>
              </text:list-item>
            </text:list>
          </draw:text-box>
        </draw:frame>
        <draw:frame draw:style-name="gr1" draw:text-style-name="P1" draw:layer="layout" svg:width="1.09cm" svg:height="1.185cm" svg:x="26.67cm" svg:y="19.559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2T13:54:44</meta:creation-date>
    <dc:date>2014-02-21T00:56:17.366326000</dc:date>
    <meta:editing-duration>P1DT8H56M44S</meta:editing-duration>
    <meta:editing-cycles>49</meta:editing-cycles>
    <meta:generator>LibreOffice/4.2.0.4$MacOSX_x86 LibreOffice_project/05dceb5d363845f2cf968344d7adab8dcfb2ba71</meta:generator>
    <meta:document-statistic meta:object-count="56"/>
  </office:meta>
</office:document-meta>
</file>